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622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3.293cm" style:use-optimal-column-width="false"/>
    </style:style>
    <style:style style:name="co4" style:family="table-column">
      <style:table-column-properties style:column-width="5.954cm" style:use-optimal-column-width="false"/>
    </style:style>
    <style:style style:name="co5" style:family="table-column">
      <style:table-column-properties style:column-width="3.139cm" style:use-optimal-column-width="false"/>
    </style:style>
    <style:style style:name="co6" style:family="table-column">
      <style:table-column-properties style:column-width="2.35cm" style:use-optimal-column-width="false"/>
    </style:style>
    <style:style style:name="co7" style:family="table-column">
      <style:table-column-properties style:column-width="3.265cm" style:use-optimal-column-width="false"/>
    </style:style>
    <style:style style:name="co8" style:family="table-column">
      <style:table-column-properties style:column-width="5.96cm" style:use-optimal-column-width="false"/>
    </style:style>
    <style:style style:name="co9" style:family="table-column">
      <style:table-column-properties style:column-width="3.141cm" style:use-optimal-column-width="false"/>
    </style:style>
    <style:style style:name="ro1" style:family="table-row">
      <style:table-row-properties style:row-height="1.196cm" style:use-optimal-row-height="false"/>
    </style:style>
    <style:style style:name="ro2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QLi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does SQLite database contain?</text:p>
          </draw:text-box>
        </draw:frame>
        <draw:frame draw:style-name="gr2" draw:text-style-name="P4" draw:layer="layout" svg:width="24.5cm" svg:height="10.916cm" svg:x="0.2cm" svg:y="2.3cm">
          <draw:text-box>
            <text:p>SQLite Database has data stored in it in the form of tables.</text:p>
            <text:p/>
            <text:p>What does a table contain? </text:p>
            <text:p/>
            <text:p>It contains rows and columns.</text:p>
            <text:p>A row is also called a record or tuple.</text:p>
            <text:p>A column is also called an attribute.</text:p>
            <text:p/>
            <text:p text:style-name="P3">Let’s say we have a table called ‘marks’.</text:p>
            <text:p text:style-name="P3"/>
            <text:p text:style-name="P3">What all columns can table of marks contain?</text:p>
            <text:p text:style-name="P3">1. Year</text:p>
            <text:p text:style-name="P3">2. Class</text:p>
            <text:p text:style-name="P3">3. Subject</text:p>
            <text:p text:style-name="P3">4. 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 text:style-name="P1"><text:span text:style-name="T1">Four Basic Types of Operations We Do in Databases</text:span></text:p>
          </draw:text-box>
        </draw:frame>
        <draw:frame draw:style-name="gr3" draw:text-style-name="P4" draw:layer="layout" svg:width="26.5cm" svg:height="8.783cm" svg:x="0.5cm" svg:y="2.5cm">
          <draw:text-box>
            <text:p>Assuming you have a database with you:</text:p>
            <text:p/>
            <text:p>Insert: To add or create a new record or tuple in your database.</text:p>
            <text:p/>
            <text:p>Select: To read a records or tuples present in the database.</text:p>
            <text:p/>
            <text:p>Update: To change an existing record or tuple in your database.</text:p>
            <text:p/>
            <text:p>Delete: To remove or delete a record or tuple from the database.</text:p>
            <text:p/>
            <text:p/>
            <text:p>Can be remembered using the acronym: CRUD for Create, Read, Update, Delet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ngle File For Storing a Database</text:p>
          </draw:text-box>
        </draw:frame>
        <draw:frame draw:style-name="gr4" draw:text-style-name="P4" draw:layer="layout" svg:width="27cm" svg:height="5.939cm" svg:x="0.5cm" svg:y="2.5cm">
          <draw:text-box>
            <text:p>Note: SQLite uses a single file for storing data related a database. For example: we have two databases with us and there names are ‘marks.db’ and ‘sharks.db’.</text:p>
            <text:p/>
            <text:p>(base) ashish@ashish:~/Desktop/ws/sqlite_db$ ls</text:p>
            <text:p>marks.csv <text:s/>marks.db <text:s/>sharks.db</text:p>
            <text:p/>
            <text:p>(base) ashish@ashish:~/Desktop/ws/sqlite_db$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eating a Database file and Creating a Table</text:p>
          </draw:text-box>
        </draw:frame>
        <draw:frame draw:style-name="gr5" draw:text-style-name="P4" draw:layer="layout" svg:width="27cm" svg:height="11.627cm" svg:x="0.5cm" svg:y="2.5cm">
          <draw:text-box>
            <text:p>(base) ashish@ashish:~$ sqlite3 sharks.db</text:p>
            <text:p>SQLite version 3.39.3 2022-09-05 11:02:23</text:p>
            <text:p>Enter ".help" for usage hints.</text:p>
            <text:p>sqlite&gt; CREATE TABLE sharks(id integer NOT NULL, name text NOT NULL, sharktype text NOT NULL, length integer NOT NULL);</text:p>
            <text:p>sqlite&gt; INSERT INTO sharks VALUES (1, "Sammy", "Greenland Shark", 427);</text:p>
            <text:p>INSERT INTO sharks VALUES (2, "Alyoshka", "Great White Shark", 600);</text:p>
            <text:p>INSERT INTO sharks VALUES (3, "Himari", "Megaladon", 1800);</text:p>
            <text:p>sqlite&gt; select * from sharks;</text:p>
            <text:p>1|Sammy|Greenland Shark|427</text:p>
            <text:p>2|Alyoshka|Great White Shark|600</text:p>
            <text:p>3|Himari|Megaladon|1800</text:p>
            <text:p>sqlite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5" draw:text-style-name="P4" draw:layer="layout" svg:width="27cm" svg:height="11.627cm" svg:x="0.5cm" svg:y="3cm">
          <draw:text-box>
            <text:p>(base) ashish@ashish:~/Desktop/ws/sqlite_db$ sqlite3 sharks.db</text:p>
            <text:p>SQLite version 3.39.3 2022-09-05 11:02:23</text:p>
            <text:p>Enter ".help" for usage hints.</text:p>
            <text:p>sqlite&gt; .schema sharks</text:p>
            <text:p>CREATE TABLE sharks(id integer NOT NULL, name text NOT NULL, sharktype text NOT NULL, length integer NOT NULL);</text:p>
            <text:p>sqlite&gt; </text:p>
          </draw:text-box>
        </draw:frame>
        <draw:frame draw:style-name="gr6" draw:text-style-name="P6" draw:layer="layout" svg:width="10cm" svg:height="0.962cm" svg:x="6cm" svg:y="0.538cm">
          <draw:text-box>
            <text:p>Viewing the Structure of a T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cm" presentation:class="title" presentation:user-transformed="true">
          <draw:text-box>
            <text:p>Exploring a Database file</text:p>
          </draw:text-box>
        </draw:frame>
        <draw:frame draw:style-name="gr7" draw:text-style-name="P4" draw:layer="layout" svg:width="27cm" svg:height="13.76cm" svg:x="0cm" svg:y="2.1cm">
          <draw:text-box>
            <text:p><text:span text:style-name="T2">(base) ashish@ashish:~/Desktop/ws/sqlite_db$ sqlite3 sharks.db</text:span></text:p>
            <text:p><text:span text:style-name="T2">SQLite version 3.39.3 2022-09-05 11:02:23</text:span></text:p>
            <text:p><text:span text:style-name="T2">Enter ".help" for usage hints.</text:span></text:p>
            <text:p><text:span text:style-name="T2">sqlite&gt; .tables</text:span></text:p>
            <text:p><text:span text:style-name="T2">sharks</text:span></text:p>
            <text:p><text:span text:style-name="T2">sqlite&gt; select * from sharks;</text:span></text:p>
            <text:p><text:span text:style-name="T2">1|Sammy|Greenland Shark|427</text:span></text:p>
            <text:p><text:span text:style-name="T2">2|Alyoshka|Great White Shark|600</text:span></text:p>
            <text:p><text:span text:style-name="T2">3|Himari|Megaladon|1800</text:span></text:p>
            <text:p><text:span text:style-name="T2">sqlite&gt; ^Z</text:span></text:p>
            <text:p><text:span text:style-name="T2">[3]+ <text:s/>Stopped <text:s text:c="16"/>sqlite3 sharks.db</text:span></text:p>
            <text:p><text:span text:style-name="T2">(base) ashish@ashish:~/Desktop/ws/sqlite_db$ sqlite3 marks.db</text:span></text:p>
            <text:p><text:span text:style-name="T2">SQLite version 3.39.3 2022-09-05 11:02:23</text:span></text:p>
            <text:p><text:span text:style-name="T2">Enter ".help" for usage hints.</text:span></text:p>
            <text:p><text:span text:style-name="T2">sqlite&gt; .tables</text:span></text:p>
            <text:p><text:span text:style-name="T2">marks</text:span></text:p>
            <text:p><text:span text:style-name="T2">sqlite&gt; select * from marks;</text:span></text:p>
            <text:p><text:span text:style-name="T2">2023|8|english|75</text:span></text:p>
            <text:p><text:span text:style-name="T2">2023|8|math|85</text:span></text:p>
            <text:p><text:span text:style-name="T2">2023|8|computer|90</text:span></text:p>
            <text:p><text:span text:style-name="T2">2022|7|english|90</text:span></text:p>
            <text:p><text:span text:style-name="T2">2022|7|math|85</text:span></text:p>
            <text:p><text:span text:style-name="T2">2022|7|computer|95</text:span></text:p>
            <text:p><text:span text:style-name="T2">2023|8|physics|99</text:span></text:p>
            <text:p><text:span text:style-name="T2">2023|8|chemistry|97</text:span></text:p>
            <text:p><text:span text:style-name="T2">2023|8|biology|95</text:span></text:p>
            <text:p><text:span text:style-name="T2">sqlite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 a CSV file</text:p>
          </draw:text-box>
        </draw:frame>
        <draw:frame draw:style-name="gr8" draw:text-style-name="P4" draw:layer="layout" svg:width="24.8cm" svg:height="14.471cm" svg:x="0.2cm" svg:y="2.2cm">
          <draw:text-box>
            <text:p><text:span text:style-name="T3">(base) ashish@ashish:~/Desktop/ws/sqlite_db$ sqlite3 marks.db</text:span></text:p>
            <text:p><text:span text:style-name="T3">SQLite version 3.39.3 2022-09-05 11:02:23</text:span></text:p>
            <text:p><text:span text:style-name="T3">Enter ".help" for usage hints.</text:span></text:p>
            <text:p><text:span text:style-name="T3">sqlite&gt; </text:span></text:p>
            <text:p><text:span text:style-name="T3">sqlite&gt; .tables</text:span></text:p>
            <text:p><text:span text:style-name="T3">sqlite&gt; .mode csv</text:span></text:p>
            <text:p><text:span text:style-name="T3">sqlite&gt; .import ./marks.csv marks</text:span></text:p>
            <text:p><text:span text:style-name="T3">sqlite&gt; .tables</text:span></text:p>
            <text:p><text:span text:style-name="T3">marks</text:span></text:p>
            <text:p><text:span text:style-name="T3">sqlite&gt; </text:span></text:p>
            <text:p><text:span text:style-name="T3">sqlite&gt; select * from marks;</text:span></text:p>
            <text:p><text:span text:style-name="T3">2023,8,english,75</text:span></text:p>
            <text:p><text:span text:style-name="T3">2023,8,math,80</text:span></text:p>
            <text:p><text:span text:style-name="T3">2023,8,computer,90</text:span></text:p>
            <text:p><text:span text:style-name="T3">2022,7,english,90</text:span></text:p>
            <text:p><text:span text:style-name="T3">2022,7,math,85</text:span></text:p>
            <text:p><text:span text:style-name="T3">2022,7,computer,95</text:span></text:p>
            <text:p><text:span text:style-name="T3">sqlite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serting a single row</text:p>
          </draw:text-box>
        </draw:frame>
        <draw:frame draw:style-name="gr5" draw:text-style-name="P4" draw:layer="layout" svg:width="26cm" svg:height="11.627cm" svg:x="0.5cm" svg:y="2.5cm">
          <draw:text-box>
            <text:p>sqlite&gt; .schema marks</text:p>
            <text:p>CREATE TABLE IF NOT EXISTS "marks" ("year" TEXT, "class" TEXT, "subject" TEXT, "marks" TEXT);</text:p>
            <text:p>sqlite&gt; </text:p>
            <text:p>sqlite&gt; insert into marks (year, class, subject, marks) values (2023, 8, 'sanskrit', 90);</text:p>
            <text:p>sqlite&gt; select * from marks;</text:p>
            <text:p>2023|8|english|75</text:p>
            <text:p>2023|8|math|80</text:p>
            <text:p>2023|8|computer|90</text:p>
            <text:p>2022|7|english|90</text:p>
            <text:p>2022|7|math|85</text:p>
            <text:p>2022|7|computer|95</text:p>
            <text:p>2023|8|sanskrit|90</text:p>
            <text:p>sqlite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serting multiple rows</text:p>
          </draw:text-box>
        </draw:frame>
        <draw:frame draw:style-name="gr2" draw:text-style-name="P4" draw:layer="layout" svg:width="27cm" svg:height="10.916cm" svg:x="0.5cm" svg:y="2.5cm">
          <draw:text-box>
            <text:p>sqlite&gt; insert into marks (year, class, subject, marks) values (2023, 8, 'physics', 99), (2023, 8, 'chemistry', '97'), (2023, 8, 'biology', 95);</text:p>
            <text:p>sqlite&gt; select * from marks;</text:p>
            <text:p>2023|8|english|75</text:p>
            <text:p>2023|8|math|80</text:p>
            <text:p>2023|8|computer|90</text:p>
            <text:p>2022|7|english|90</text:p>
            <text:p>2022|7|math|85</text:p>
            <text:p>2022|7|computer|95</text:p>
            <text:p>2023|8|sanskrit|90</text:p>
            <text:p>2023|8|physics|99</text:p>
            <text:p>2023|8|chemistry|97</text:p>
            <text:p>2023|8|biology|95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election and Filtering</text:p>
          </draw:text-box>
        </draw:frame>
        <draw:frame draw:style-name="gr2" draw:text-style-name="P4" draw:layer="layout" svg:width="26cm" svg:height="10.916cm" svg:x="0.5cm" svg:y="2.5cm">
          <draw:text-box>
            <text:p>sqlite&gt; select * from marks where marks &gt; 90;</text:p>
            <text:p>2022|7|computer|95</text:p>
            <text:p>2023|8|physics|99</text:p>
            <text:p>2023|8|chemistry|97</text:p>
            <text:p>2023|8|biology|95</text:p>
            <text:p/>
            <text:p>sqlite&gt; select * from marks where class = 8;</text:p>
            <text:p>2023|8|english|75</text:p>
            <text:p>2023|8|math|80</text:p>
            <text:p>2023|8|computer|90</text:p>
            <text:p>2023|8|sanskrit|90</text:p>
            <text:p>2023|8|physics|99</text:p>
            <text:p>2023|8|chemistry|97</text:p>
            <text:p>2023|8|biology|95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Update</text:p>
          </draw:text-box>
        </draw:frame>
        <draw:frame draw:style-name="gr9" draw:text-style-name="P4" draw:layer="layout" svg:width="27cm" svg:height="7.361cm" svg:x="0.5cm" svg:y="2.5cm">
          <draw:text-box>
            <text:p>sqlite&gt; select * from marks where class = 8 and subject = 'math';</text:p>
            <text:p>2023|8|math|80</text:p>
            <text:p>sqlite&gt; </text:p>
            <text:p>sqlite&gt; update marks set marks = marks + 5 where class = 8 and subject = 'math';</text:p>
            <text:p>sqlite&gt; select * from marks where class = 8 and subject = 'math';</text:p>
            <text:p>2023|8|math|85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eleting a record</text:p>
          </draw:text-box>
        </draw:frame>
        <draw:frame draw:style-name="gr10" draw:text-style-name="P4" draw:layer="layout" svg:width="26.5cm" svg:height="12.338cm" svg:x="1cm" svg:y="3cm">
          <draw:text-box>
            <text:p>sqlite&gt; select count(*) from marks where subject = 'sanskrit';</text:p>
            <text:p>1</text:p>
            <text:p>sqlite&gt; select * from marks where subject = 'sanskrit';</text:p>
            <text:p>2023|8|sanskrit|90</text:p>
            <text:p/>
            <text:p>sqlite&gt; delete from marks where subject = 'sanskrit';</text:p>
            <text:p/>
            <text:p>sqlite&gt; select * from marks where subject = 'sanskrit';</text:p>
            <text:p>sqlite&gt; select count(*) from marks where subject = 'sanskrit';</text:p>
            <text:p>0</text:p>
            <text:p>sqlite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ursor</text:p>
          </draw:text-box>
        </draw:frame>
        <draw:frame draw:style-name="standard" draw:layer="layout" svg:width="18.065cm" svg:height="4.111cm" svg:x="2.309cm" svg:y="2.6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Row Num</text:p>
              </table:table-cell>
              <table:table-cell>
                <text:p>0:ID </text:p>
              </table:table-cell>
              <table:table-cell>
                <text:p>1:Name</text:p>
              </table:table-cell>
              <table:table-cell>
                <text:p>2:SharkType</text:p>
              </table:table-cell>
              <table:table-cell>
                <text:p>3:Length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Sammy</text:p>
              </table:table-cell>
              <table:table-cell>
                <text:p>Greenland Shark</text:p>
              </table:table-cell>
              <table:table-cell>
                <text:p>427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Alyoshka</text:p>
              </table:table-cell>
              <table:table-cell>
                <text:p>Great White Shark</text:p>
              </table:table-cell>
              <table:table-cell>
                <text:p>600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Himari</text:p>
              </table:table-cell>
              <table:table-cell>
                <text:p>Megaladon</text:p>
              </table:table-cell>
              <table:table-cell>
                <text:p>18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715cm" svg:height="2.915cm" svg:x="5.784cm" svg:y="7.20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gray3">
              <table:table-cell>
                <text:p>[0][0]</text:p>
              </table:table-cell>
              <table:table-cell>
                <text:p>[0][1]</text:p>
              </table:table-cell>
              <table:table-cell>
                <text:p>[0][2]</text:p>
              </table:table-cell>
              <table:table-cell>
                <text:p>[0][3]</text:p>
              </table:table-cell>
            </table:table-row>
            <table:table-row table:style-name="ro2" table:default-cell-style-name="gray2">
              <table:table-cell>
                <text:p>[1][0]</text:p>
              </table:table-cell>
              <table:table-cell>
                <text:p>[1][1]</text:p>
              </table:table-cell>
              <table:table-cell>
                <text:p>[1][2]</text:p>
              </table:table-cell>
              <table:table-cell>
                <text:p>[1][3]</text:p>
              </table:table-cell>
            </table:table-row>
            <table:table-row table:style-name="ro2" table:default-cell-style-name="gray1">
              <table:table-cell>
                <text:p>[2][0]</text:p>
              </table:table-cell>
              <table:table-cell>
                <text:p>[2][1]</text:p>
              </table:table-cell>
              <table:table-cell>
                <text:p>[2][2]</text:p>
              </table:table-cell>
              <table:table-cell>
                <text:p>[2][3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6" draw:layer="layout" svg:width="14.5cm" svg:height="3.095cm" svg:x="1cm" svg:y="11cm">
          <draw:text-box>
            <text:p>A cursor allows us to iterate over a table.</text:p>
            <text:p>And, a table can be viewed as a list of rows. </text:p>
            <text:p>And, a row can be viewed as a tuple of cell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0.7cm" svg:y="0.5cm" presentation:class="title" presentation:user-transformed="true">
          <draw:text-box>
            <text:p>In Code (Part 1) </text:p>
          </draw:text-box>
        </draw:frame>
        <draw:frame draw:style-name="gr7" draw:text-style-name="P6" draw:layer="layout" svg:width="27cm" svg:height="13.76cm" svg:x="0.5cm" svg:y="2.5cm">
          <draw:text-box>
            <text:p>import sqlite3</text:p>
            <text:p/>
            <text:p>conn = sqlite3.connect('sharks.db')</text:p>
            <text:p>print("Opened database successfully")</text:p>
            <text:p/>
            <text:p>cursor = conn.execute("SELECT id, name, sharktype, length FROM sharks")</text:p>
            <text:p><text:span text:style-name="T4">for row in cursor</text:span>:</text:p>
            <text:p><text:s text:c="3"/>print("ID = ", <text:span text:style-name="T4">row[0]</text:span>)</text:p>
            <text:p><text:s text:c="3"/>print("NAME = ", <text:span text:style-name="T4">row[1]</text:span>)</text:p>
            <text:p><text:s text:c="3"/>print("SHARKTYPE = ", <text:span text:style-name="T4">row[2]</text:span>)</text:p>
            <text:p><text:s text:c="3"/>print("LENGTH = ", <text:span text:style-name="T4">row[3]</text:span>)</text:p>
            <text:p><text:s text:c="3"/>print("\n")</text:p>
            <text:p/>
            <text:p>print("Operation done successfully")</text:p>
            <text:p>conn.close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 Code (Part 2)</text:p>
          </draw:text-box>
        </draw:frame>
        <draw:frame draw:style-name="gr8" draw:text-style-name="P8" draw:layer="layout" svg:width="21.5cm" svg:height="14.471cm" svg:x="1.5cm" svg:y="2.5cm">
          <draw:text-box>
            <text:p><text:span text:style-name="T5">Opened database successfully</text:span></text:p>
            <text:p><text:span text:style-name="T5">ID = <text:s/>1</text:span></text:p>
            <text:p><text:span text:style-name="T5">NAME = <text:s/>Sammy</text:span></text:p>
            <text:p><text:span text:style-name="T5">SHARKTYPE = <text:s/>Greenland Shark</text:span></text:p>
            <text:p><text:span text:style-name="T5">LENGTH = <text:s/>427</text:span></text:p>
            <text:p/>
            <text:p/>
            <text:p><text:span text:style-name="T5">ID = <text:s/>2</text:span></text:p>
            <text:p><text:span text:style-name="T5">NAME = <text:s/>Alyoshka</text:span></text:p>
            <text:p><text:span text:style-name="T5">SHARKTYPE = <text:s/>Great White Shark</text:span></text:p>
            <text:p><text:span text:style-name="T5">LENGTH = <text:s/>600</text:span></text:p>
            <text:p/>
            <text:p/>
            <text:p><text:span text:style-name="T5">ID = <text:s/>3</text:span></text:p>
            <text:p><text:span text:style-name="T5">NAME = <text:s/>Himari</text:span></text:p>
            <text:p><text:span text:style-name="T5">SHARKTYPE = <text:s/>Megaladon</text:span></text:p>
            <text:p><text:span text:style-name="T5">LENGTH = <text:s/>1800</text:span></text:p>
            <text:p/>
            <text:p/>
            <text:p><text:span text:style-name="T5">Operation done successfu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9T19:09:04.388176603</meta:creation-date>
    <meta:editing-duration>PT1H15M22S</meta:editing-duration>
    <meta:editing-cycles>47</meta:editing-cycles>
    <meta:generator>LibreOffice/7.3.7.2$Linux_X86_64 LibreOffice_project/30$Build-2</meta:generator>
    <dc:title>Blue Curve</dc:title>
    <dc:date>2023-05-23T19:01:57.975927138</dc:date>
    <meta:document-statistic meta:object-count="100"/>
  </office:meta>
</office:document-meta>
</file>